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
            <text:p>Aubergines,1,/fromage,1,()</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oussaka vegetarienne">
            <text:p>Moussaka vegetarienne</text:p>
          </table:table-cell>
          <table:table-cell office:value-type="string" office:value="Aubergines,2,/tomate,2,/oignon,2,/tofu,250,g/oeufs,2,/lait,200,mL/fromage,50,g/origan,,/estragon,,/cannelle,,">
            <text:p>Aubergines,2,/tomate,2,/oignon,2,/tofu,250,g/oeufs,2,/lait,200,mL/fromage,50,g/origan,,/estragon,,/cannelle,,</text:p>
          </table:table-cell>
          <table:table-cell office:value-type="string" office:value="1. Couper les aubergines en rondelles et faites-les dorer a la poele dans de l'huile d'olive&#10;&#10;2. Dans une cocotte, faites revenir les tomates, les oignons haches et le tofu emiette pendant 10 minutes.&#10;&#10;3. Relever avec les herbes et une pointe de cannelle, saler et poivrer legerement.&#10;&#10;4. Remplisser un plat a gratin en alternant les couches suivantes : rondelles d'aubergine, melange au tofu, rondelles d'aubergine, ...&#10;&#10;5. Battre les oeufs et le lait, puis napper le gratin&#10;&#10;6. Parsemer de fromage rape et faire cuire 30 minutes a 180 deg.">
            <text:p>1. Couper les aubergines en rondelles et faites-les dorer a la poele dans de l'huile d'olive

2. Dans une cocotte, faites revenir les tomates, les oignons haches et le tofu emiette pendant 10 minutes.

3. Relever avec les herbes et une pointe de cannelle, saler et poivrer legerement.

4. Remplisser un plat a gratin en alternant les couches suivantes : rondelles d'aubergine, melange au tofu, rondelles d'aubergine, ...

5. Battre les oeufs et le lait, puis napper le gratin

6. Parsemer de fromage rape et faire cuire 30 minutes a 180 deg.</text:p>
          </table:table-cell>
          <table:table-cell office:value-type="string" office:value="">
            <text:p/>
          </table:table-cell>
          <table:table-cell office:value-type="string" office:value="double/kids/ete/vegan">
            <text:p>double/kids/ete/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